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7.62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49cm" fo:margin-left="-0.191cm" fo:margin-top="0cm" fo:margin-bottom="0cm" table:align="left" style:writing-mode="lr-tb"/>
    </style:style>
    <style:style style:name="Tabla2.A" style:family="table-column">
      <style:table-column-properties style:column-width="7.62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49cm" fo:margin-left="-0.191cm" fo:margin-top="0cm" fo:margin-bottom="0cm" table:align="left" style:writing-mode="lr-tb"/>
    </style:style>
    <style:style style:name="Tabla3.A" style:family="table-column">
      <style:table-column-properties style:column-width="7.62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49cm" fo:margin-left="-0.191cm" fo:margin-top="0cm" fo:margin-bottom="0cm" table:align="left" style:writing-mode="lr-tb"/>
    </style:style>
    <style:style style:name="Tabla4.A" style:family="table-column">
      <style:table-column-properties style:column-width="7.624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Ex_20_rubric">
      <style:paragraph-properties fo:margin-top="0.695cm" fo:margin-bottom="0.377cm" style:contextual-spacing="false" fo:line-height="115%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Num_20_List">
      <style:paragraph-properties fo:margin-left="0cm" fo:margin-right="0cm" fo:margin-top="0cm" fo:margin-bottom="0cm" style:contextual-spacing="false" fo:line-height="108%" fo:text-indent="0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Num_20_List">
      <style:paragraph-properties fo:margin-left="0cm" fo:margin-right="0cm" fo:line-height="0.494cm" fo:text-indent="0cm" style:auto-text-indent="false"/>
      <style:text-properties style:font-name="Bahnschrift SemiLight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Num_20_List">
      <style:paragraph-properties fo:margin-left="0cm" fo:margin-right="0cm" fo:line-height="0.494cm" fo:text-indent="0cm" style:auto-text-indent="false"/>
      <style:text-properties style:font-name="Bahnschrift SemiLight" fo:font-size="12pt" fo:language="en" fo:country="GB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" style:family="paragraph" style:parent-style-name="Standard">
      <style:paragraph-properties fo:margin-left="0.476cm" fo:margin-right="0cm" fo:margin-top="0.106cm" fo:margin-bottom="0.282cm" style:contextual-spacing="false" style:line-height-at-least="0.423cm" fo:text-indent="-0.476cm" style:auto-text-indent="false"/>
      <style:text-properties style:font-name="Bahnschrift SemiLight" fo:font-size="12pt" fo:language="en" fo:country="GB" fo:font-style="normal" style:text-underline-style="none" fo:font-weight="normal" officeooo:rsid="0016cd65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.476cm" fo:margin-right="0cm" fo:margin-top="0.106cm" fo:margin-bottom="0.282cm" style:contextual-spacing="false" style:line-height-at-least="0.423cm" fo:text-indent="-0.476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.212cm" fo:margin-bottom="0.282cm" style:contextual-spacing="false" style:line-height-at-least="0.423cm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1.198cm" fo:margin-right="0cm" fo:margin-top="0cm" fo:margin-bottom="0cm" style:contextual-spacing="false" style:line-height-at-least="0.423cm" fo:text-indent="-0.397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1.198cm" fo:margin-right="0cm" fo:margin-top="0cm" fo:margin-bottom="0.081cm" style:contextual-spacing="false" style:line-height-at-least="0.423cm" fo:text-indent="-0.397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1.198cm" fo:margin-right="0cm" fo:margin-top="0cm" fo:margin-bottom="0.282cm" style:contextual-spacing="false" style:line-height-at-least="0.423cm" fo:text-indent="-0.397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801cm" fo:margin-right="0cm" fo:margin-top="0.101cm" fo:margin-bottom="0.101cm" style:contextual-spacing="false" style:line-height-at-least="0.423cm" fo:text-indent="0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.801cm" fo:margin-right="0cm" fo:margin-top="0cm" fo:margin-bottom="0.081cm" style:contextual-spacing="false" style:line-height-at-least="0.423cm" fo:text-indent="0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1.27cm" fo:margin-right="0cm" fo:margin-top="0cm" fo:margin-bottom="0.011cm" style:contextual-spacing="false" style:line-height-at-least="0.423cm" fo:text-indent="-0.48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423cm" fo:margin-bottom="0.282cm" style:contextual-spacing="false" style:line-height-at-least="0.423cm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1.27cm" fo:margin-right="0cm" fo:margin-top="0cm" fo:margin-bottom="0.081cm" style:contextual-spacing="false" style:line-height-at-least="0.423cm" fo:text-indent="-0.476cm" style:auto-text-indent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.402cm" fo:margin-bottom="0.402cm" style:contextual-spacing="false" fo:line-height="115%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15%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.302cm" fo:margin-bottom="0.302cm" style:contextual-spacing="false" fo:line-height="115%" fo:text-align="justify" style:justify-single-word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.302cm" fo:margin-bottom="0.302cm" style:contextual-spacing="false" fo:line-height="115%" fo:text-align="justify" style:justify-single-word="false" fo:break-before="pag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.282cm" style:contextual-spacing="false" fo:line-height="107%" fo:text-align="justify" style:justify-single-word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7%" fo:text-align="justify" style:justify-single-word="false"/>
      <style:text-properties style:font-name="Bahnschrift SemiLight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7%"/>
      <style:text-properties style:font-name="Bahnschrift SemiLight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Bahnschrift SemiLight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0.476cm" fo:margin-right="0cm" fo:margin-top="0.106cm" fo:margin-bottom="0.282cm" style:contextual-spacing="false" style:line-height-at-least="0.423cm" fo:text-indent="-0.476cm" style:auto-text-indent="false"/>
      <style:text-properties style:font-name="Bahnschrift SemiLight" fo:font-size="12pt" fo:language="en" fo:country="GB" fo:font-style="normal" style:text-underline-style="none" fo:font-weight="normal" officeooo:rsid="0017d89d" officeooo:paragraph-rsid="0017d89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name-complex="Arial2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name-complex="Arial2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Bahnschrift SemiLight" fo:font-size="12pt" fo:language="en" fo:country="GB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3" style:family="paragraph" style:parent-style-name="Standard">
      <style:paragraph-properties fo:line-height="107%"/>
      <style:text-properties style:font-name="Bahnschrift SemiLight" fo:font-size="12pt" fo:language="en" fo:country="GB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Bahnschrift SemiLight" fo:font-size="12pt" fo:language="en" fo:country="GB" fo:font-style="normal" style:text-underline-style="none" fo:font-weight="normal" officeooo:rsid="0017d89d" officeooo:paragraph-rsid="0017d89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Bahnschrift SemiLight" fo:font-size="12pt" fo:language="en" fo:country="GB" fo:font-style="normal" style:text-underline-style="none" fo:font-weight="normal" officeooo:paragraph-rsid="0016cd65" style:font-name-asian="Times New Roman1" style:font-size-asian="12pt" style:language-asian="en" style:country-asian="GB" style:font-style-asian="normal" style:font-weight-asian="normal" style:font-name-complex="Arial2" style:font-size-complex="12pt" style:font-style-complex="normal" style:font-weight-complex="normal"/>
    </style:style>
    <style:style style:name="P36" style:family="paragraph" style:parent-style-name="Standard">
      <style:paragraph-properties fo:margin-left="0.476cm" fo:margin-right="0cm" fo:margin-top="0.106cm" fo:margin-bottom="0.282cm" style:contextual-spacing="false" style:line-height-at-least="0.423cm" fo:text-indent="-0.476cm" style:auto-text-indent="false" fo:break-before="page"/>
      <style:text-properties style:font-name="Bahnschrift SemiLight" fo:font-size="20pt" fo:language="en" fo:country="GB" fo:font-style="normal" style:text-underline-style="none" fo:font-weight="normal" officeooo:rsid="0016cd65" officeooo:paragraph-rsid="0016cd65" style:font-size-asian="20pt" style:font-style-asian="normal" style:font-weight-asian="normal" style:font-size-complex="20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106cm" fo:margin-bottom="0.282cm" style:contextual-spacing="false" style:line-height-at-least="0.423cm" fo:text-indent="0cm" style:auto-text-indent="false"/>
      <style:text-properties style:font-name="Bahnschrift SemiLight" fo:font-size="20pt" fo:language="en" fo:country="GB" fo:font-style="normal" style:text-underline-style="none" fo:font-weight="normal" officeooo:rsid="0016cd65" officeooo:paragraph-rsid="0016cd65" style:font-size-asian="20pt" style:font-style-asian="normal" style:font-weight-asian="normal" style:font-size-complex="20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.106cm" fo:margin-bottom="0.282cm" style:contextual-spacing="false" style:line-height-at-least="0.423cm" fo:text-indent="0cm" style:auto-text-indent="false" fo:break-before="page"/>
      <style:text-properties style:font-name="Bahnschrift SemiLight" fo:font-size="20pt" fo:language="en" fo:country="GB" fo:font-style="normal" style:text-underline-style="none" fo:font-weight="normal" officeooo:rsid="0016cd65" officeooo:paragraph-rsid="0016cd65" style:font-size-asian="20pt" style:font-style-asian="normal" style:font-weight-asian="normal" style:font-size-complex="20pt" style:font-style-complex="normal" style:font-weight-complex="normal"/>
    </style:style>
    <style:style style:name="P39" style:family="paragraph" style:parent-style-name="Standard">
      <style:paragraph-properties fo:margin-left="0.476cm" fo:margin-right="0cm" fo:margin-top="0.106cm" fo:margin-bottom="0.282cm" style:contextual-spacing="false" style:line-height-at-least="0.423cm" fo:text-indent="-0.476cm" style:auto-text-indent="false" fo:break-before="page"/>
      <style:text-properties style:font-name="Bahnschrift SemiLight" fo:font-size="20pt" fo:language="en" fo:country="GB" fo:font-style="normal" style:text-underline-style="none" fo:font-weight="normal" officeooo:paragraph-rsid="0016cd65" style:font-size-asian="20pt" style:font-style-asian="normal" style:font-weight-asian="normal" style:font-size-complex="20pt" style:font-style-complex="normal" style:font-weight-complex="normal"/>
    </style:style>
    <style:style style:name="P40" style:family="paragraph" style:parent-style-name="Standard">
      <style:paragraph-properties fo:margin-left="0.476cm" fo:margin-right="0cm" fo:margin-top="0.106cm" fo:margin-bottom="0.282cm" style:contextual-spacing="false" style:line-height-at-least="0.423cm" fo:text-align="justify" style:justify-single-word="false" fo:text-indent="-0.476cm" style:auto-text-indent="false" fo:break-before="page"/>
      <style:text-properties style:font-name="Bahnschrift SemiLight" fo:font-size="20pt" fo:language="en" fo:country="GB" fo:font-style="normal" style:text-underline-style="none" fo:font-weight="normal" officeooo:paragraph-rsid="0016cd65" style:font-size-asian="20pt" style:font-style-asian="normal" style:font-weight-asian="normal" style:font-size-complex="20pt" style:font-style-complex="normal" style:font-weight-complex="normal"/>
    </style:style>
    <style:style style:name="P41" style:family="paragraph" style:parent-style-name="Standard">
      <style:paragraph-properties fo:margin-left="0.476cm" fo:margin-right="0cm" fo:margin-top="0.106cm" fo:margin-bottom="0.282cm" style:contextual-spacing="false" style:line-height-at-least="0.423cm" fo:text-indent="-0.476cm" style:auto-text-indent="false"/>
      <style:text-properties style:font-name="Bahnschrift SemiLight" fo:font-size="15pt" fo:language="en" fo:country="GB" fo:font-style="normal" style:text-underline-style="none" fo:font-weight="normal" officeooo:paragraph-rsid="0016cd65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Bahnschrift SemiLight" fo:font-size="15pt" fo:language="en" fo:country="GB" fo:font-style="normal" style:text-underline-style="none" fo:font-weight="normal" officeooo:paragraph-rsid="0016cd65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text-properties style:font-name="Bahnschrift SemiLight" fo:font-size="15pt" fo:language="en" fo:country="GB" fo:font-style="normal" style:text-underline-style="none" fo:font-weight="normal" officeooo:paragraph-rsid="0016cd65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margin-left="0.476cm" fo:margin-right="0cm" fo:margin-top="0.106cm" fo:margin-bottom="0.282cm" style:contextual-spacing="false" style:line-height-at-least="0.423cm" fo:text-indent="-0.476cm" style:auto-text-indent="false"/>
      <style:text-properties style:font-name="Bahnschrift SemiLight" fo:font-size="15pt" fo:language="en" fo:country="GB" fo:font-style="normal" style:text-underline-style="none" fo:font-weight="normal" officeooo:rsid="0016cd65" officeooo:paragraph-rsid="0016cd65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.106cm" fo:margin-bottom="0.282cm" style:contextual-spacing="false" style:line-height-at-least="0.423cm" fo:text-indent="0cm" style:auto-text-indent="false"/>
      <style:text-properties style:font-name="Bahnschrift SemiLight" fo:font-size="26pt" fo:language="en" fo:country="GB" fo:font-style="normal" style:text-underline-style="none" fo:font-weight="normal" officeooo:rsid="0016cd65" officeooo:paragraph-rsid="0016cd65" style:font-size-asian="26pt" style:font-style-asian="normal" style:font-weight-asian="normal" style:font-size-complex="26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106cm" fo:margin-bottom="0.282cm" style:contextual-spacing="false" style:line-height-at-least="0.423cm" fo:text-indent="0cm" style:auto-text-indent="false" fo:break-before="page"/>
      <style:text-properties style:font-name="Bahnschrift SemiLight" fo:font-size="26pt" fo:language="en" fo:country="GB" fo:font-style="normal" style:text-underline-style="none" fo:font-weight="normal" officeooo:rsid="0016cd65" officeooo:paragraph-rsid="0016cd65" style:font-size-asian="26pt" style:font-style-asian="normal" style:font-weight-asian="normal" style:font-size-complex="26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106cm" fo:margin-bottom="0.282cm" style:contextual-spacing="false" style:line-height-at-least="0.423cm" fo:text-indent="0cm" style:auto-text-indent="false"/>
      <style:text-properties style:font-name="Bahnschrift SemiLight" fo:font-size="24pt" fo:language="en" fo:country="GB" fo:font-style="normal" style:text-underline-style="none" fo:font-weight="normal" officeooo:rsid="0016cd65" officeooo:paragraph-rsid="0016cd65" style:font-size-asian="24pt" style:font-style-asian="normal" style:font-weight-asian="normal" style:font-size-complex="24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.106cm" fo:margin-bottom="0.282cm" style:contextual-spacing="false" style:line-height-at-least="0.423cm" fo:text-indent="0cm" style:auto-text-indent="false"/>
      <style:text-properties style:font-name="Bahnschrift SemiLight" fo:font-size="28pt" fo:language="en" fo:country="GB" fo:font-style="normal" style:text-underline-style="none" fo:font-weight="normal" officeooo:rsid="0016cd65" officeooo:paragraph-rsid="0016cd65" style:font-size-asian="28pt" style:font-style-asian="normal" style:font-weight-asian="normal" style:font-size-complex="28pt" style:font-style-complex="normal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a933" loext:opacity="100%" style:font-name="Bahnschrift SemiLight" fo:font-size="12pt" fo:language="en" fo:country="GB" fo:font-style="normal" style:text-underline-style="none" fo:font-weight="normal" officeooo:paragraph-rsid="0016cd65" style:letter-kerning="false" style:font-name-asian="Calibri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a933" loext:opacity="100%"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name-complex="Arial2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a933" loext:opacity="100%" style:font-name="Bahnschrift SemiLight" fo:font-size="12pt" fo:language="en" fo:country="GB" fo:font-style="normal" style:text-underline-style="none" fo:font-weight="normal" officeooo:paragraph-rsid="0016cd65" style:font-size-asian="12pt" style:font-style-asian="normal" style:font-weight-asian="normal" style:font-name-complex="Arial2" style:font-size-complex="12pt" style:font-style-complex="normal" style:font-weight-complex="normal" fo:hyphenate="false" fo:hyphenation-remain-char-count="2" fo:hyphenation-push-char-count="2" loext:hyphenation-no-caps="false"/>
    </style:style>
    <style:style style:name="T1" style:family="text">
      <style:text-properties fo:color="#00a933" loext:opacity="100%" style:font-name-asian="Cambria" style:language-asian="en" style:country-asian="GB" style:font-name-complex="Arial2"/>
    </style:style>
    <style:style style:name="T2" style:family="text">
      <style:text-properties fo:color="#00a933" loext:opacity="100%" officeooo:rsid="0016cd65" style:font-name-asian="Cambria" style:language-asian="en" style:country-asian="GB" style:font-name-complex="Arial2"/>
    </style:style>
    <style:style style:name="T3" style:family="text">
      <style:text-properties fo:color="#00a933" loext:opacity="100%" style:font-name-asian="Times New Roman1" style:language-asian="en" style:country-asian="GB" style:font-name-complex="Arial2"/>
    </style:style>
    <style:style style:name="T4" style:family="text">
      <style:text-properties fo:color="#00a933" loext:opacity="100%" style:font-name-complex="Arial2"/>
    </style:style>
    <style:style style:name="T5" style:family="text">
      <style:text-properties fo:color="#00a933" loext:opacity="100%" style:letter-kerning="false" style:font-name-asian="Calibri" style:language-asian="en" style:country-asian="US" style:font-name-complex="Arial2" style:language-complex="ar" style:country-complex="SA"/>
    </style:style>
    <style:style style:name="T6" style:family="text">
      <style:text-properties fo:color="#00a933" loext:opacity="100%" style:letter-kerning="false" style:font-name-asian="Times New Roman1" style:language-asian="en" style:country-asian="GB" style:font-name-complex="Arial2" style:language-complex="ar" style:country-complex="SA"/>
    </style:style>
    <style:style style:name="T7" style:family="text">
      <style:text-properties style:letter-kerning="false" style:font-name-asian="Calibri" style:language-asian="en" style:country-asian="US" style:language-complex="ar" style:country-complex="SA"/>
    </style:style>
    <style:style style:name="T8" style:family="text">
      <style:text-properties officeooo:rsid="0016cd65" style:letter-kerning="false" style:font-name-asian="Calibri" style:language-asian="en" style:country-asian="US" style:language-complex="ar" style:country-complex="SA"/>
    </style:style>
    <style:style style:name="T9" style:family="text">
      <style:text-properties fo:color="#1d1d1d" loext:opacity="100%" fo:font-size="12pt" style:font-size-asian="12pt" style:font-name-complex="Arial2" style:font-size-complex="12pt"/>
    </style:style>
    <style:style style:name="T10" style:family="text">
      <style:text-properties fo:color="#1d1d1d" loext:opacity="100%" style:font-name-complex="Arial2"/>
    </style:style>
    <style:style style:name="T11" style:family="text">
      <style:text-properties style:font-name-asian="Cambria" style:language-asian="en" style:country-asian="GB" style:font-name-complex="Arial2"/>
    </style:style>
    <style:style style:name="T12" style:family="text">
      <style:text-properties officeooo:rsid="0016cd65" style:font-name-asian="Cambria" style:language-asian="en" style:country-asian="GB" style:font-name-complex="Arial2"/>
    </style:style>
    <style:style style:name="T13" style:family="text">
      <style:text-properties fo:letter-spacing="-0.005cm" style:font-name-asian="Cambria" style:language-asian="en" style:country-asian="GB" style:font-name-complex="Arial2"/>
    </style:style>
    <style:style style:name="T14" style:family="text">
      <style:text-properties style:font-name-complex="Arial2"/>
    </style:style>
    <style:style style:name="T15" style:family="text">
      <style:text-properties officeooo:rsid="0016cd65" style:font-name-complex="Arial2"/>
    </style:style>
    <style:style style:name="T16" style:family="text">
      <style:text-properties officeooo:rsid="0017d89d" style:font-name-complex="Arial2"/>
    </style:style>
    <style:style style:name="T17" style:family="text">
      <style:text-properties style:font-name-asian="Calibri" style:language-asian="en" style:country-asian="US" style:font-name-complex="Arial2"/>
    </style:style>
    <style:style style:name="T18" style:family="text">
      <style:text-properties style:font-name-asian="Times New Roman1" style:language-asian="en" style:country-asian="GB" style:font-name-complex="Arial2"/>
    </style:style>
    <style:style style:name="T19" style:family="text">
      <style:text-properties fo:font-size="12pt" style:font-name-asian="Cambria" style:font-size-asian="12pt" style:language-asian="en" style:country-asian="GB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5"><text:span text:style-name="T19"/></text:p>
      <text:p text:style-name="P48"><text:span text:style-name="T11">Notebook Unit 4</text:span></text:p>
      <text:p text:style-name="P5"/>
      <text:p text:style-name="P26">Daniel Garcia Menéndez</text:p>
      <text:p text:style-name="P26">D.A.M. (2021-2022)</text:p>
      <text:p text:style-name="P38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37"><text:span text:style-name="T11"/></text:p>
      <text:p text:style-name="P47"><text:span text:style-name="T11">Index</text:span></text:p>
      <text:p text:style-name="P44">· Reading test questions</text:p>
      <text:p text:style-name="P44">· Vocabulary</text:p>
      <text:p text:style-name="P44">· Grammar exercises</text:p>
      <text:p text:style-name="P44">· Above and beyond exercises</text:p>
      <text:p text:style-name="P6"/>
      <text:p text:style-name="P6"/>
      <text:p text:style-name="P5"/>
      <text:p text:style-name="P36"><text:span text:style-name="T11">Reading test questions</text:span></text:p>
      <text:p text:style-name="P41"><text:span text:style-name="T11">Read the article and choose the correct letter:</text:span></text:p>
      <text:p text:style-name="P7"><text:span text:style-name="T11">1. Many people …</text:span></text:p>
      <text:p text:style-name="P8"><text:span text:style-name="T1">a</text:span><text:span text:style-name="T2">) S</text:span><text:span text:style-name="T1">till believe today that Walt Disney was frozen after death.</text:span></text:p>
      <text:p text:style-name="P11"><text:span text:style-name="T11">b</text:span><text:span text:style-name="T12">) P</text:span><text:span text:style-name="T11">reviously thought that Walt Disney was frozen.</text:span></text:p>
      <text:p text:style-name="P13"><text:span text:style-name="T11">c</text:span><text:span text:style-name="T12">) T</text:span><text:span text:style-name="T11">hink that medical advances will enable us to bring dead people back to life.</text:span></text:p>
      <text:p text:style-name="P14"><text:span text:style-name="T11">2. It’s thought that …</text:span></text:p>
      <text:p text:style-name="P12"><text:span text:style-name="T11">a</text:span><text:span text:style-name="T12">) T</text:span><text:span text:style-name="T11">he rumour was started by Disney’s daughter.</text:span></text:p>
      <text:p text:style-name="P15"><text:span text:style-name="T11">b</text:span><text:span text:style-name="T12">) </text:span><text:span text:style-name="T11">Disney had secretly made enquiries into cryonics.</text:span></text:p>
      <text:p text:style-name="P12"><text:span text:style-name="T1">c</text:span><text:span text:style-name="T2">) S</text:span><text:span text:style-name="T1">ome people were playing a joke on Disney.</text:span></text:p>
      <text:p text:style-name="P14"><text:span text:style-name="T11">3. Gossip about celebrities …</text:span></text:p>
      <text:p text:style-name="P9"><text:span text:style-name="T11">a</text:span><text:span text:style-name="T12">) H</text:span><text:span text:style-name="T11">as become more problematic since 2012.</text:span></text:p>
      <text:p text:style-name="P9"><text:span text:style-name="T11">b</text:span><text:span text:style-name="T12">) M</text:span><text:span text:style-name="T13">ore frequently focuses on men than women.</text:span></text:p>
      <text:p text:style-name="P9"><text:span text:style-name="T1">c</text:span><text:span text:style-name="T2">) O</text:span><text:span text:style-name="T1">ften focuses on the same kinds of stories over and over again.</text:span></text:p>
      <text:p text:style-name="P14"><text:span text:style-name="T11">4. The stories about Beyoncé’s pregnancy …</text:span></text:p>
      <text:p text:style-name="P12"><text:span text:style-name="T11">a</text:span><text:span text:style-name="T12">) A</text:span><text:span text:style-name="T11">ffected other patients in the hospital.</text:span></text:p>
      <text:p text:style-name="P9"><text:span text:style-name="T1">b</text:span><text:span text:style-name="T2">) B</text:span><text:span text:style-name="T1">ecame more and more outrageous.</text:span></text:p>
      <text:p text:style-name="P9"><text:span text:style-name="T11">c</text:span><text:span text:style-name="T12">) I</text:span><text:span text:style-name="T11">mplied that she had paid for better medical treatment than other patients.</text:span></text:p>
      <text:p text:style-name="P14"><text:span text:style-name="T11">5. The newspapers reported that …</text:span></text:p>
      <text:p text:style-name="P12"><text:span text:style-name="T1">a</text:span><text:span text:style-name="T2">) J</text:span><text:span text:style-name="T1">FK had called himself a jam doughnut.</text:span></text:p>
      <text:p text:style-name="P9"><text:span text:style-name="T11">b</text:span><text:span text:style-name="T12">) T</text:span><text:span text:style-name="T11">he President’s American accent had sounded ridiculous.</text:span></text:p>
      <text:p text:style-name="P9"><text:span text:style-name="T11">c</text:span><text:span text:style-name="T12">) P</text:span><text:span text:style-name="T11">eople had laughed at Kennedy for giving his speech in German.</text:span></text:p>
      <text:p text:style-name="P14"><text:span text:style-name="T11">6. The general response to the Bolt story …</text:span></text:p>
      <text:p text:style-name="P9"><text:span text:style-name="T11">a</text:span><text:span text:style-name="T12">) I</text:span><text:span text:style-name="T11">ndicated a boredom with celebrity diet stories.</text:span></text:p>
      <text:p text:style-name="P9"><text:span text:style-name="T11">b</text:span><text:span text:style-name="T12">) I</text:span><text:span text:style-name="T11">ncreased sales of the chicken pieces.</text:span></text:p>
      <text:p text:style-name="P9"><text:span text:style-name="T1">c</text:span><text:span text:style-name="T2">) S</text:span><text:span text:style-name="T1">howed that people felt kindly towards him.</text:span></text:p>
      <text:p text:style-name="P14"><text:span text:style-name="T11">7. Later on, Bolt …</text:span></text:p>
      <text:p text:style-name="P9"><text:span text:style-name="T1">a</text:span><text:span text:style-name="T2">) A</text:span><text:span text:style-name="T1">te more healthily despite his tastes.</text:span></text:p>
      <text:p text:style-name="P9"><text:span text:style-name="T11">b</text:span><text:span text:style-name="T12">) A</text:span><text:span text:style-name="T11">djusted his diet to suit his age.</text:span></text:p>
      <text:p text:style-name="P9"><text:span text:style-name="T11">c</text:span><text:span text:style-name="T12">) M</text:span><text:span text:style-name="T11">odified his diet but retained some of the junk food elements.</text:span></text:p>
      <text:p text:style-name="P39"><text:span text:style-name="T15">Vocabulary</text:span></text:p>
      <text:p text:style-name="P27"/>
      <text:p text:style-name="P27"/>
      <text:p text:style-name="P42"><text:span text:style-name="T14">WORK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28"><text:span text:style-name="T7">TERM</text:span></text:p>
          </table:table-cell>
          <table:table-cell table:style-name="Tabla1.A1" office:value-type="string">
            <text:p text:style-name="P28"><text:span text:style-name="T7">TRANSLATION</text:span></text:p>
          </table:table-cell>
        </table:table-row>
        <table:table-row table:style-name="Tabla1.1">
          <table:table-cell table:style-name="Tabla1.A2" office:value-type="string">
            <text:p text:style-name="P28"><text:span text:style-name="T7">Do a lot of overtime</text:span></text:p>
          </table:table-cell>
          <table:table-cell table:style-name="Tabla1.B2" office:value-type="string">
            <text:p text:style-name="P50"><text:span text:style-name="T7">Hacer muchas horas extra</text:span></text:p>
          </table:table-cell>
        </table:table-row>
        <table:table-row table:style-name="Tabla1.1">
          <table:table-cell table:style-name="Tabla1.A3" office:value-type="string">
            <text:p text:style-name="P28"><text:span text:style-name="T7">Apply for</text:span></text:p>
          </table:table-cell>
          <table:table-cell table:style-name="Tabla1.B3" office:value-type="string">
            <text:p text:style-name="P50">Solicitar</text:p>
          </table:table-cell>
        </table:table-row>
        <table:table-row table:style-name="Tabla1.1">
          <table:table-cell table:style-name="Tabla1.A4" office:value-type="string">
            <text:p text:style-name="P28"><text:span text:style-name="T7">Make redundant</text:span></text:p>
          </table:table-cell>
          <table:table-cell table:style-name="Tabla1.B4" office:value-type="string">
            <text:p text:style-name="P50"><text:span text:style-name="T7">Hacer innecesario(obsoleto)</text:span></text:p>
          </table:table-cell>
        </table:table-row>
        <table:table-row table:style-name="Tabla1.1">
          <table:table-cell table:style-name="Tabla1.A5" office:value-type="string">
            <text:p text:style-name="P28"><text:span text:style-name="T7">Set up a business</text:span></text:p>
          </table:table-cell>
          <table:table-cell table:style-name="Tabla1.B5" office:value-type="string">
            <text:p text:style-name="P50"><text:span text:style-name="T7">Crear un negocio</text:span></text:p>
          </table:table-cell>
        </table:table-row>
        <table:table-row table:style-name="Tabla1.1">
          <table:table-cell table:style-name="Tabla1.A6" office:value-type="string">
            <text:p text:style-name="P28"><text:span text:style-name="T7">Resign</text:span></text:p>
          </table:table-cell>
          <table:table-cell table:style-name="Tabla1.B6" office:value-type="string">
            <text:p text:style-name="P50"><text:span text:style-name="T7">Dimitir</text:span></text:p>
          </table:table-cell>
        </table:table-row>
        <table:table-row table:style-name="Tabla1.1">
          <table:table-cell table:style-name="Tabla1.A7" office:value-type="string">
            <text:p text:style-name="P28"><text:span text:style-name="T7">Do shifts</text:span></text:p>
          </table:table-cell>
          <table:table-cell table:style-name="Tabla1.B7" office:value-type="string">
            <text:p text:style-name="P50"><text:span text:style-name="T7">Cambiar de turno</text:span></text:p>
          </table:table-cell>
        </table:table-row>
        <table:table-row table:style-name="Tabla1.1">
          <table:table-cell table:style-name="Tabla1.A8" office:value-type="string">
            <text:p text:style-name="P28"><text:span text:style-name="T7">Be sacked</text:span></text:p>
          </table:table-cell>
          <table:table-cell table:style-name="Tabla1.B8" office:value-type="string">
            <text:p text:style-name="P50">Ser despedido</text:p>
          </table:table-cell>
        </table:table-row>
        <table:table-row table:style-name="Tabla1.1">
          <table:table-cell table:style-name="Tabla1.A9" office:value-type="string">
            <text:p text:style-name="P28"><text:span text:style-name="T7">Retire</text:span></text:p>
          </table:table-cell>
          <table:table-cell table:style-name="Tabla1.B9" office:value-type="string">
            <text:p text:style-name="P50"><text:span text:style-name="T7">Jubilar/se</text:span></text:p>
          </table:table-cell>
        </table:table-row>
        <table:table-row table:style-name="Tabla1.1">
          <table:table-cell table:style-name="Tabla1.A10" office:value-type="string">
            <text:p text:style-name="P28"><text:span text:style-name="T7">Work</text:span></text:p>
          </table:table-cell>
          <table:table-cell table:style-name="Tabla1.B10" office:value-type="string">
            <text:p text:style-name="P50"><text:span text:style-name="T7">Trabajo/ar</text:span></text:p>
          </table:table-cell>
        </table:table-row>
        <table:table-row table:style-name="Tabla1.1">
          <table:table-cell table:style-name="Tabla1.A11" office:value-type="string">
            <text:p text:style-name="P28"><text:span text:style-name="T7">Get promoted</text:span></text:p>
          </table:table-cell>
          <table:table-cell table:style-name="Tabla1.B11" office:value-type="string">
            <text:p text:style-name="P50"><text:span text:style-name="T7">Ser ascendido/a</text:span></text:p>
          </table:table-cell>
        </table:table-row>
      </table:table>
      <text:p text:style-name="P31"/>
      <text:p text:style-name="P42"><text:span text:style-name="T14"/></text:p>
      <text:p text:style-name="P42"><text:span text:style-name="T14"/></text:p>
      <text:p text:style-name="P42"><text:span text:style-name="T14">BUSINESS</text:span>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28"><text:span text:style-name="T7">TERM</text:span></text:p>
          </table:table-cell>
          <table:table-cell table:style-name="Tabla2.A1" office:value-type="string">
            <text:p text:style-name="P28"><text:span text:style-name="T7">TRANSLATION</text:span></text:p>
          </table:table-cell>
        </table:table-row>
        <table:table-row table:style-name="Tabla2.1">
          <table:table-cell table:style-name="Tabla2.A2" office:value-type="string">
            <text:p text:style-name="P29"><text:span text:style-name="T7">become</text:span></text:p>
          </table:table-cell>
          <table:table-cell table:style-name="Tabla2.B2" office:value-type="string">
            <text:p text:style-name="P51"><text:span text:style-name="T7">Convertirse, llegar a</text:span></text:p>
          </table:table-cell>
        </table:table-row>
        <table:table-row table:style-name="Tabla2.1">
          <table:table-cell table:style-name="Tabla2.A3" office:value-type="string">
            <text:p text:style-name="P29"><text:span text:style-name="T7">drop</text:span></text:p>
          </table:table-cell>
          <table:table-cell table:style-name="Tabla2.B3" office:value-type="string">
            <text:p text:style-name="P51"><text:span text:style-name="T7">Retirar</text:span></text:p>
          </table:table-cell>
        </table:table-row>
        <table:table-row table:style-name="Tabla2.1">
          <table:table-cell table:style-name="Tabla2.A4" office:value-type="string">
            <text:p text:style-name="P29"><text:span text:style-name="T7">expand</text:span></text:p>
          </table:table-cell>
          <table:table-cell table:style-name="Tabla2.B4" office:value-type="string">
            <text:p text:style-name="P51"><text:span text:style-name="T7">Expandir</text:span></text:p>
          </table:table-cell>
        </table:table-row>
        <table:table-row table:style-name="Tabla2.1">
          <table:table-cell table:style-name="Tabla2.A5" office:value-type="string">
            <text:p text:style-name="P29"><text:span text:style-name="T7">import</text:span></text:p>
          </table:table-cell>
          <table:table-cell table:style-name="Tabla2.B5" office:value-type="string">
            <text:p text:style-name="P51"><text:span text:style-name="T7">Importar</text:span></text:p>
          </table:table-cell>
        </table:table-row>
        <table:table-row table:style-name="Tabla2.1">
          <table:table-cell table:style-name="Tabla2.A6" office:value-type="string">
            <text:p text:style-name="P29"><text:span text:style-name="T7">manufacture</text:span></text:p>
          </table:table-cell>
          <table:table-cell table:style-name="Tabla2.B6" office:value-type="string">
            <text:p text:style-name="P51"><text:span text:style-name="T7">Fabricar</text:span></text:p>
          </table:table-cell>
        </table:table-row>
        <table:table-row table:style-name="Tabla2.1">
          <table:table-cell table:style-name="Tabla2.A7" office:value-type="string">
            <text:p text:style-name="P29"><text:span text:style-name="T7">merge</text:span></text:p>
          </table:table-cell>
          <table:table-cell table:style-name="Tabla2.B7" office:value-type="string">
            <text:p text:style-name="P51"><text:span text:style-name="T7">Fusionar</text:span></text:p>
          </table:table-cell>
        </table:table-row>
        <table:table-row table:style-name="Tabla2.1">
          <table:table-cell table:style-name="Tabla2.A8" office:value-type="string">
            <text:p text:style-name="P29"><text:span text:style-name="T7">close down</text:span></text:p>
          </table:table-cell>
          <table:table-cell table:style-name="Tabla2.B8" office:value-type="string">
            <text:p text:style-name="P51"><text:span text:style-name="T7">Cerrar</text:span></text:p>
          </table:table-cell>
        </table:table-row>
        <table:table-row table:style-name="Tabla2.1">
          <table:table-cell table:style-name="Tabla2.A9" office:value-type="string">
            <text:p text:style-name="P29"><text:span text:style-name="T7">grow</text:span></text:p>
          </table:table-cell>
          <table:table-cell table:style-name="Tabla2.B9" office:value-type="string">
            <text:p text:style-name="P51"><text:span text:style-name="T7">Crecer/Ampliar</text:span></text:p>
          </table:table-cell>
        </table:table-row>
        <table:table-row table:style-name="Tabla2.1">
          <table:table-cell table:style-name="Tabla2.A10" office:value-type="string">
            <text:p text:style-name="P29"><text:span text:style-name="T7">export</text:span></text:p>
          </table:table-cell>
          <table:table-cell table:style-name="Tabla2.B10" office:value-type="string">
            <text:p text:style-name="P51"><text:span text:style-name="T7">Exportar</text:span></text:p>
          </table:table-cell>
        </table:table-row>
        <table:table-row table:style-name="Tabla2.1">
          <table:table-cell table:style-name="Tabla2.A11" office:value-type="string">
            <text:p text:style-name="P29"><text:span text:style-name="T7">launch</text:span></text:p>
          </table:table-cell>
          <table:table-cell table:style-name="Tabla2.B11" office:value-type="string">
            <text:p text:style-name="P51"><text:span text:style-name="T7">Lanzar</text:span></text:p>
          </table:table-cell>
        </table:table-row>
        <table:table-row table:style-name="Tabla2.1">
          <table:table-cell table:style-name="Tabla2.A12" office:value-type="string">
            <text:p text:style-name="P29"><text:span text:style-name="T7">market</text:span></text:p>
          </table:table-cell>
          <table:table-cell table:style-name="Tabla2.B12" office:value-type="string">
            <text:p text:style-name="P51"><text:span text:style-name="T7">Mercado</text:span></text:p>
          </table:table-cell>
        </table:table-row>
        <table:table-row table:style-name="Tabla2.1">
          <table:table-cell table:style-name="Tabla2.A13" office:value-type="string">
            <text:p text:style-name="P29"><text:span text:style-name="T7">produce</text:span></text:p>
          </table:table-cell>
          <table:table-cell table:style-name="Tabla2.B13" office:value-type="string">
            <text:p text:style-name="P51"><text:span text:style-name="T7">Producir</text:span></text:p>
          </table:table-cell>
        </table:table-row>
        <table:table-row table:style-name="Tabla2.1">
          <table:table-cell table:style-name="Tabla2.A14" office:value-type="string">
            <text:p text:style-name="P29"><text:span text:style-name="T7">take over</text:span></text:p>
          </table:table-cell>
          <table:table-cell table:style-name="Tabla2.B14" office:value-type="string">
            <text:p text:style-name="P51"><text:span text:style-name="T7">Dominar</text:span></text:p>
          </table:table-cell>
        </table:table-row>
      </table:table>
      <text:p text:style-name="P27"/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oft-page-break/><text:span text:style-name="T14"/></text:p>
      <text:p text:style-name="P43"><text:span text:style-name="T14"/></text:p>
      <text:p text:style-name="P43"><text:span text:style-name="T14">Organizations</text:span></text:p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28"><text:span text:style-name="T7">TERM</text:span></text:p>
          </table:table-cell>
          <table:table-cell table:style-name="Tabla3.A1" office:value-type="string">
            <text:p text:style-name="P28"><text:span text:style-name="T7">TRANSLATION</text:span></text:p>
          </table:table-cell>
        </table:table-row>
        <table:table-row table:style-name="Tabla3.1">
          <table:table-cell table:style-name="Tabla3.A2" office:value-type="string">
            <text:p text:style-name="P29"><text:span text:style-name="T7">a business (or firm I company)</text:span></text:p>
          </table:table-cell>
          <table:table-cell table:style-name="Tabla3.B2" office:value-type="string">
            <text:p text:style-name="P51"><text:span text:style-name="T7">Un negocio</text:span></text:p>
          </table:table-cell>
        </table:table-row>
        <table:table-row table:style-name="Tabla3.1">
          <table:table-cell table:style-name="Tabla3.A3" office:value-type="string">
            <text:p text:style-name="P29"><text:span text:style-name="T7">a branch</text:span></text:p>
          </table:table-cell>
          <table:table-cell table:style-name="Tabla3.B3" office:value-type="string">
            <text:p text:style-name="P51"><text:span text:style-name="T8">R</text:span><text:span text:style-name="T7">ama</text:span></text:p>
          </table:table-cell>
        </table:table-row>
        <table:table-row table:style-name="Tabla3.1">
          <table:table-cell table:style-name="Tabla3.A4" office:value-type="string">
            <text:p text:style-name="P29"><text:span text:style-name="T7">a multinational</text:span></text:p>
          </table:table-cell>
          <table:table-cell table:style-name="Tabla3.B4" office:value-type="string">
            <text:p text:style-name="P51"><text:span text:style-name="T7">Una multinacional</text:span></text:p>
          </table:table-cell>
        </table:table-row>
        <table:table-row table:style-name="Tabla3.1">
          <table:table-cell table:style-name="Tabla3.A5" office:value-type="string">
            <text:p text:style-name="P29"><text:span text:style-name="T7">a chain</text:span></text:p>
          </table:table-cell>
          <table:table-cell table:style-name="Tabla3.B5" office:value-type="string">
            <text:p text:style-name="P51">Cadena</text:p>
          </table:table-cell>
        </table:table-row>
        <table:table-row table:style-name="Tabla3.1">
          <table:table-cell table:style-name="Tabla3.A6" office:value-type="string">
            <text:p text:style-name="P29"><text:span text:style-name="T7">head office</text:span></text:p>
          </table:table-cell>
          <table:table-cell table:style-name="Tabla3.B6" office:value-type="string">
            <text:p text:style-name="P51">Oficina central</text:p>
          </table:table-cell>
        </table:table-row>
      </table:table>
      <text:p text:style-name="P16"><text:span text:style-name="T10"/></text:p>
      <text:p text:style-name="P16"><text:span text:style-name="T10"/></text:p>
      <text:p text:style-name="P43"><text:span text:style-name="T9"/></text:p>
      <text:p text:style-name="P43"><text:span text:style-name="T10">People</text:span></text:p>
      <table:table table:name="Tabla4" table:style-name="Tabla4">
        <table:table-column table:style-name="Tabla4.A" table:number-columns-repeated="2"/>
        <table:table-row table:style-name="Tabla4.1">
          <table:table-cell table:style-name="Tabla4.A1" office:value-type="string">
            <text:p text:style-name="P28"><text:span text:style-name="T7">TERM</text:span></text:p>
          </table:table-cell>
          <table:table-cell table:style-name="Tabla4.A1" office:value-type="string">
            <text:p text:style-name="P28"><text:span text:style-name="T7">TRANSLATION</text:span></text:p>
          </table:table-cell>
        </table:table-row>
        <table:table-row table:style-name="Tabla4.1">
          <table:table-cell table:style-name="Tabla4.A1" office:value-type="string">
            <text:p text:style-name="P29"><text:span text:style-name="T7">a client</text:span></text:p>
          </table:table-cell>
          <table:table-cell table:style-name="Tabla4.A1" office:value-type="string">
            <text:p text:style-name="P51"><text:span text:style-name="T7">Cliente</text:span></text:p>
          </table:table-cell>
        </table:table-row>
        <table:table-row table:style-name="Tabla4.1">
          <table:table-cell table:style-name="Tabla4.A1" office:value-type="string">
            <text:p text:style-name="P29"><text:span text:style-name="T7">a customer</text:span></text:p>
          </table:table-cell>
          <table:table-cell table:style-name="Tabla4.A1" office:value-type="string">
            <text:p text:style-name="P49">Cliente</text:p>
          </table:table-cell>
        </table:table-row>
        <table:table-row table:style-name="Tabla4.1">
          <table:table-cell table:style-name="Tabla4.A1" office:value-type="string">
            <text:p text:style-name="P29"><text:span text:style-name="T7">the staff</text:span></text:p>
          </table:table-cell>
          <table:table-cell table:style-name="Tabla4.A1" office:value-type="string">
            <text:p text:style-name="P51"><text:span text:style-name="T7">Personal</text:span></text:p>
          </table:table-cell>
        </table:table-row>
        <table:table-row table:style-name="Tabla4.1">
          <table:table-cell table:style-name="Tabla4.A1" office:value-type="string">
            <text:p text:style-name="P29"><text:span text:style-name="T7">the CEO (= chief executive officer)</text:span></text:p>
          </table:table-cell>
          <table:table-cell table:style-name="Tabla4.A1" office:value-type="string">
            <text:p text:style-name="P51"><text:span text:style-name="T7">Director jefe ejectuivo</text:span></text:p>
          </table:table-cell>
        </table:table-row>
        <table:table-row table:style-name="Tabla4.1">
          <table:table-cell table:style-name="Tabla4.A1" office:value-type="string">
            <text:p text:style-name="P29"><text:span text:style-name="T7">a colleague</text:span></text:p>
          </table:table-cell>
          <table:table-cell table:style-name="Tabla4.A1" office:value-type="string">
            <text:p text:style-name="P51"><text:span text:style-name="T7">Compañero</text:span></text:p>
          </table:table-cell>
        </table:table-row>
        <table:table-row table:style-name="Tabla4.1">
          <table:table-cell table:style-name="Tabla4.A1" office:value-type="string">
            <text:p text:style-name="P29"><text:span text:style-name="T7">the owner</text:span></text:p>
          </table:table-cell>
          <table:table-cell table:style-name="Tabla4.A1" office:value-type="string">
            <text:p text:style-name="P51"><text:span text:style-name="T7">Dueño</text:span></text:p>
          </table:table-cell>
        </table:table-row>
        <table:table-row table:style-name="Tabla4.1">
          <table:table-cell table:style-name="Tabla4.A1" office:value-type="string">
            <text:p text:style-name="P29"><text:span text:style-name="T7">a manager</text:span></text:p>
          </table:table-cell>
          <table:table-cell table:style-name="Tabla4.A1" office:value-type="string">
            <text:p text:style-name="P51"><text:span text:style-name="T7">Director</text:span></text:p>
          </table:table-cell>
        </table:table-row>
      </table:table>
      <text:p text:style-name="P10"/>
      <text:p text:style-name="P40"><text:span text:style-name="T15">Grammar exercises</text:span></text:p>
      <text:p text:style-name="P32"/>
      <text:p text:style-name="P17"><text:span text:style-name="T14">1. Complete the sentences with the correct form of the verb in brackets.</text:span></text:p>
      <text:p text:style-name="P16"><text:span text:style-name="T14"/></text:p>
      <text:p text:style-name="P16"><text:span text:style-name="T16">1</text:span><text:span text:style-name="T14">. If you’re cooking a meal tonight, I </text:span><text:span text:style-name="T4">will not eat</text:span><text:span text:style-name="T14"> anything this afternoon. (not eat)</text:span></text:p>
      <text:p text:style-name="P16"><text:span text:style-name="T14">2. We’ll have the party outdoors on Saturday unless it </text:span><text:span text:style-name="T4">rains</text:span><text:span text:style-name="T14">. (rain)</text:span></text:p>
      <text:p text:style-name="P16"><text:span text:style-name="T14">3. If you eat fresh, healthy food, you </text:span><text:span text:style-name="T4">don’t need</text:span><text:span text:style-name="T14"> to take vitamin supplements. (not need)</text:span></text:p>
      <text:p text:style-name="P16"><text:span text:style-name="T14">4. Unless you </text:span><text:span text:style-name="T5">feel</text:span><text:span text:style-name="T14"> like you need a break, we’ll carry on walking. (feel)</text:span></text:p>
      <text:p text:style-name="P16"><text:span text:style-name="T14">5. If you make bread, you </text:span><text:span text:style-name="T5">need</text:span><text:span text:style-name="T14"> a warm place to put it while it rises. (need)</text:span></text:p>
      <text:p text:style-name="P32"/>
      <text:p text:style-name="P1"><text:span text:style-name="T14">2. </text:span><text:span text:style-name="T17">Complete the sentences with the correct form of the verbs in brackets.</text:span></text:p>
      <text:p text:style-name="P2"><text:span text:style-name="T17"/></text:p>
      <text:p text:style-name="P2"><text:span text:style-name="T17">1. I’d never have got to the airport on time if I </text:span><text:span text:style-name="T5">had taken</text:span><text:span text:style-name="T17"> (take) the bus.</text:span></text:p>
      <text:p text:style-name="P2"><text:span text:style-name="T17">2. We could have finished much earlier if we </text:span><text:span text:style-name="T5">had had</text:span><text:span text:style-name="T17"> (have) fewer breaks. </text:span></text:p>
      <text:p text:style-name="P2"><text:span text:style-name="T17">3. You </text:span><text:span text:style-name="T5">wouldn’t have gone</text:span><text:span text:style-name="T17"> (not crash) the car if you hadn’t been using your phone.</text:span></text:p>
      <text:p text:style-name="P2"><text:span text:style-name="T17">4. I wouldn’t eat there if I </text:span><text:span text:style-name="T5">were</text:span><text:span text:style-name="T17"> (be) you. The service is awful.</text:span></text:p>
      <text:p text:style-name="P2"><text:span text:style-name="T17">5. Trevor </text:span><text:span text:style-name="T5">wouldn’t have gone</text:span><text:span text:style-name="T17"> (not go) on the trip if he’d known how much it was going to cost.</text:span></text:p>
      <text:p text:style-name="P2"><text:span text:style-name="T17">6. If you </text:span><text:span text:style-name="T5">spent</text:span><text:span text:style-name="T17"> (spend) less on clothes, you might be able to rent a nicer apartment.</text:span></text:p>
      <text:p text:style-name="P32"/>
      <text:p text:style-name="P19"><text:span text:style-name="T18"/></text:p>
      <text:p text:style-name="P20"><text:span text:style-name="T18"/></text:p>
      <text:p text:style-name="P19"><text:span text:style-name="T18"/></text:p>
      <text:p text:style-name="P19"><text:span text:style-name="T18">3. Complete with the correct form of the verb in brackets, using a second or third conditional.</text:span></text:p>
      <text:p text:style-name="P21"><text:span text:style-name="T18"/></text:p>
      <text:p text:style-name="P21"><text:span text:style-name="T18">1. I </text:span><text:span text:style-name="T6">wouldn’t have made</text:span><text:span text:style-name="T18"> so much food if you'd told me you weren't hungry. (not made)</text:span></text:p>
      <text:p text:style-name="P21"><text:span text:style-name="T18">2. If I were you, I </text:span><text:span text:style-name="T6">wouldn’t lend</text:span><text:span text:style-name="T18"> money to members of your family. (not lend)</text:span></text:p>
      <text:p text:style-name="P21"><text:span text:style-name="T18">3. I </text:span><text:span text:style-name="T6">would ask</text:span><text:span text:style-name="T18"> Jack to help me if he wasn't so busy. (ask)</text:span></text:p>
      <text:p text:style-name="P21"><text:span text:style-name="T18">4. Joe </text:span><text:span text:style-name="T6">wouldn’t have had</text:span><text:span text:style-name="T18"> an accident if he hadn't been driving so fast. (not have)</text:span></text:p>
      <text:p text:style-name="P21"><text:span text:style-name="T18">5. I'd run the marathon if I </text:span><text:span text:style-name="T6">were</text:span><text:span text:style-name="T18"> a bit fitter. (be)</text:span></text:p>
      <text:p text:style-name="P21"><text:span text:style-name="T18">6. If you </text:span><text:span text:style-name="T6">had looked</text:span><text:span text:style-name="T18"> where you were going, you wouldn't have fallen over. (look)</text:span></text:p>
      <text:p text:style-name="P21"><text:span text:style-name="T18">7. I'm sure you </text:span><text:span text:style-name="T3">would enjoy </text:span><text:span text:style-name="T18">dancing if you came to the classes with me. (enjoy)</text:span></text:p>
      <text:p text:style-name="P21"><text:span text:style-name="T18">8. We'd go to the local restaurant if they</text:span><text:span text:style-name="T3"> </text:span><text:span text:style-name="T6">changed</text:span><text:span text:style-name="T3"> </text:span><text:span text:style-name="T18">the menu from time to time. (change)</text:span></text:p>
      <text:p text:style-name="P21"><text:span text:style-name="T18">9. Nina wouldn't have gone abroad if she </text:span><text:span text:style-name="T6">had been able</text:span><text:span text:style-name="T18"> to find a job here. (be able)</text:span></text:p>
      <text:p text:style-name="P21"><text:span text:style-name="T18">10. If you </text:span><text:span text:style-name="T6">had asked</text:span><text:span text:style-name="T18"> for a discount in the shop, they might have given you one. (ask)</text:span></text:p>
      <text:p text:style-name="P35"/>
      <text:p text:style-name="P35"/>
      <text:p text:style-name="P18"><text:span text:style-name="T18">4. </text:span><text:span text:style-name="T14">Complete the sentences with the following verbs in the correct form.</text:span></text:p>
      <text:p text:style-name="P18"><text:span text:style-name="T14"/></text:p>
      <text:p text:style-name="P18"><text:span text:style-name="T14">Apply <text:s text:c="11"/>be <text:s text:c="7"/>come <text:s text:c="12"/>earn <text:s text:c="7"/>get <text:s text:c="5"/>go <text:s text:c="5"/>have <text:s text:c="6"/>stay <text:s text:c="5"/>take </text:span></text:p>
      <text:p text:style-name="P16"><text:span text:style-name="T14"/></text:p>
      <text:p text:style-name="P16"><text:span text:style-name="T14"/></text:p>
      <text:p text:style-name="P16"><text:span text:style-name="T14">1. If I </text:span><text:span text:style-name="T5">have</text:span><text:span text:style-name="T14"> to choose a present, I would like to have a new skirt.</text:span></text:p>
      <text:p text:style-name="P16"><text:span text:style-name="T14">2. If he hadn't been interested in the job, he </text:span><text:span text:style-name="T5">wouldn’t have applied </text:span><text:span text:style-name="T14">(not) for it in the first place.</text:span></text:p>
      <text:p text:style-name="P16"><text:span text:style-name="T14">3. If I </text:span><text:span text:style-name="T5">were</text:span><text:span text:style-name="T14"> you I would try to organise water skiing for my students.</text:span></text:p>
      <text:p text:style-name="P16"><text:span text:style-name="T14">4. If we had seen her during the holidays, we </text:span><text:span text:style-name="T5">would have taken</text:span><text:span text:style-name="T14"> her to the castle.</text:span></text:p>
      <text:p text:style-name="P16"><text:span text:style-name="T14">5. If I </text:span><text:span text:style-name="T5">earned</text:span><text:span text:style-name="T14"> more money, I would buy a new phone.</text:span></text:p>
      <text:p text:style-name="P16"><text:span text:style-name="T14">6. I'll be really happy if you </text:span><text:span text:style-name="T5">come</text:span><text:span text:style-name="T14"> to my birthday party.</text:span></text:p>
      <text:p text:style-name="P16"><text:span text:style-name="T14">7. If she </text:span><text:span text:style-name="T5">had stayed</text:span><text:span text:style-name="T14"> at home on Saturday, she wouldn't have met Andrea at the party.</text:span></text:p>
      <text:p text:style-name="P16"><text:span text:style-name="T14">8. If I </text:span><text:span text:style-name="T5">go</text:span><text:span text:style-name="T14"> camping with my father, we will probably go fishing.</text:span></text:p>
      <text:p text:style-name="P16"><text:span text:style-name="T14">9. If I watch too much TV before school, my father</text:span><text:span text:style-name="T4"> </text:span><text:span text:style-name="T5">will get</text:span><text:span text:style-name="T4"> </text:span><text:span text:style-name="T14">angry with me.</text:span></text:p>
      <text:p text:style-name="P22"/>
      <text:p text:style-name="P36"><text:span text:style-name="T14">Above and beyond exercises</text:span></text:p>
      <text:p text:style-name="P33"><text:span text:style-name="T14"/></text:p>
      <text:p text:style-name="P33"><text:span text:style-name="T14"/></text:p>
      <text:p text:style-name="P23"><text:span text:style-name="T14">1. <text:s/>Complete the sentences with the correct form of the verb in brackets (Zero or First Conditional)</text:span></text:p>
      <text:p text:style-name="P23"><text:span text:style-name="T14"/></text:p>
      <text:p text:style-name="P23"><text:span text:style-name="T14">1. If you eat all that cake, you </text:span><text:span text:style-name="T4">will feel</text:span><text:span text:style-name="T14"> (feel) ill.</text:span></text:p>
      <text:p text:style-name="P23"><text:span text:style-name="T14">2. If you leave ice cream in the sun, it </text:span><text:span text:style-name="T4">will melt</text:span><text:span text:style-name="T14"> (melt).</text:span></text:p>
      <text:p text:style-name="P23"><text:span text:style-name="T14">3. If you want to come to the meeting, </text:span><text:span text:style-name="T4">will call</text:span><text:span text:style-name="T14"> (call) Miranda.</text:span></text:p>
      <text:p text:style-name="P23"><text:span text:style-name="T14">4. Pasta </text:span><text:span text:style-name="T4">would be</text:span><text:span text:style-name="T14"> (be) disgusting if it is cooked for so long.</text:span></text:p>
      <text:p text:style-name="P23"><text:span text:style-name="T14">5. If you don’t cook the pasta for long enough, it </text:span><text:span text:style-name="T4">will be</text:span><text:span text:style-name="T14"> (be) hard.</text:span></text:p>
      <text:p text:style-name="P23"><text:span text:style-name="T14">6. We </text:span><text:span text:style-name="T4">will go</text:span><text:span text:style-name="T14"> (go) to the swimming pool if it’s sunny tomorrow.</text:span></text:p>
      <text:p text:style-name="P23"><text:span text:style-name="T14">7. You </text:span><text:span text:style-name="T4">would be</text:span><text:span text:style-name="T14"> (be) more likely to be ill if do not eat well.</text:span></text:p>
      <text:p text:style-name="P23"><text:span text:style-name="T14">8. If you want to sleep well, </text:span><text:span text:style-name="T4">don’t use</text:span><text:span text:style-name="T14"> (not use) a computer just before going to bed.</text:span></text:p>
      <text:p text:style-name="P30"/>
      <text:p text:style-name="P34"/>
      <text:p text:style-name="P34"/>
      <text:p text:style-name="P24"><text:span text:style-name="T14">2. Choose the correct form.</text:span></text:p>
      <text:p text:style-name="P24"><text:span text:style-name="T14"/></text:p>
      <text:p text:style-name="P24"><text:span text:style-name="T14">1. Our boos was / </text:span><text:span text:style-name="T4">would be</text:span><text:span text:style-name="T14"> more popular if he didn’t take himself so seriously.</text:span></text:p>
      <text:p text:style-name="P24"><text:span text:style-name="T14">2. I would have got cold if I didn’t take / </text:span><text:span text:style-name="T4">hadn’t taken</text:span><text:span text:style-name="T14"> a jacket.</text:span></text:p>
      <text:p text:style-name="P24"><text:span text:style-name="T14">3. You hadn’t have / </text:span><text:span text:style-name="T4">wouldn’t have</text:span><text:span text:style-name="T14"> sprained your ankle if you’d been looking where you were going.</text:span></text:p>
      <text:p text:style-name="P24"><text:span text:style-name="T14">4. I’d really miss you if you </text:span><text:span text:style-name="T4">went</text:span><text:span text:style-name="T14"> / would go away.</text:span></text:p>
      <text:p text:style-name="P24"><text:span text:style-name="T14">5. Matt had / </text:span><text:span text:style-name="T4">would had</text:span><text:span text:style-name="T14"> more friends if he didn’t complain all the time.</text:span></text:p>
      <text:p text:style-name="P24"><text:span text:style-name="T14">6. I had been / would have been really disappointed if I hadn’t got the job.</text:span></text:p>
      <text:p text:style-name="P24"><text:span text:style-name="T14">7. You didn’t get / wouldn’t get blisters if you were wearing walking boots.</text:span></text:p>
      <text:p text:style-name="P24"><text:span text:style-name="T14">8. We wouldn’t have come to Bangkok if we knew / </text:span><text:span text:style-name="T4">had known</text:span><text:span text:style-name="T14"> it was the monsoon season.</text:span></text:p>
      <text:p text:style-name="P24"><text:span text:style-name="T14">9. Emma wouldn’t be so stressed if she </text:span><text:span text:style-name="T4">didn’t have </text:span><text:span text:style-name="T14">/ wouldn’t have so much work.</text:span></text:p>
      <text:p text:style-name="P24"><text:span text:style-name="T14">10. We wouldn’t have got lost if we </text:span><text:span text:style-name="T4">had stayed </text:span><text:span text:style-name="T14">/ would have stayed on the path.</text:span><text:bookmark-start text:name="_Hlk91842106"/></text:p>
      <text:p text:style-name="P30"/>
      <text:p text:style-name="P30"/>
      <text:p text:style-name="P30"/>
      <text:p text:style-name="P3"><text:span text:style-name="T14">3. Complete the sentences with your own ideas.</text:span></text:p>
      <text:p text:style-name="P4"/>
      <text:p text:style-name="P3"><text:span text:style-name="T14">1. If I were you, </text:span><text:span text:style-name="T4">I would subscribe to the Institute of Advanced Motorists.</text:span></text:p>
      <text:p text:style-name="P3"><text:span text:style-name="T14">2. I will give you the money if </text:span><text:span text:style-name="T4">you take out that magpie out my chicken coop.</text:span></text:p>
      <text:p text:style-name="P3"><text:span text:style-name="T14">3. If Peter hadn’t lost the keys, he </text:span><text:span text:style-name="T4">would not have died of starvation by not getting at home.</text:span></text:p>
      <text:p text:style-name="P25"><text:bookmark-end text:name="_Hlk91842106"/><text:span text:style-name="T14">4. If Maria wins the lottery, she </text:span><text:span text:style-name="T4">will spend it on pure litter and lose all of <text:s/>the money and she would have to get back to work in just 2 years or s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_20_List" style:display-name="Num List" style:family="paragraph" style:parent-style-name="Standard" style:default-outline-level="">
      <style:paragraph-properties fo:margin-left="1.002cm" fo:margin-right="0cm" fo:margin-top="0cm" fo:margin-bottom="0cm" style:contextual-spacing="false" fo:line-height="0.494cm" fo:text-indent="-0.501cm" style:auto-text-indent="false" style:vertical-align="baselin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 style:font-size-complex="10pt"/>
    </style:style>
    <style:style style:name="Example" style:family="paragraph" style:parent-style-name="Standard" style:default-outline-level="">
      <style:paragraph-properties fo:margin-left="2.101cm" fo:margin-right="0cm" fo:margin-top="0cm" fo:margin-bottom="0.176cm" style:contextual-spacing="false" fo:line-height="0.494cm" fo:text-indent="-1.6cm" style:auto-text-indent="false" fo:keep-with-next="always" style:vertical-align="baselin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 style:font-size-complex="10pt"/>
    </style:style>
    <style:style style:name="Ex_20_rubric" style:display-name="Ex rubric" style:family="paragraph" style:parent-style-name="Standard" style:default-outline-level="">
      <style:paragraph-properties fo:margin-left="0.501cm" fo:margin-right="0cm" fo:margin-top="0.494cm" fo:margin-bottom="0.176cm" style:contextual-spacing="false" fo:line-height="0.494cm" fo:text-indent="-0.501cm" style:auto-text-indent="false" fo:keep-with-next="always" style:vertical-align="baselin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en" style:country-asian="GB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Encabezado_20_Car" style:display-name="Encabezado Car" style:family="text"/>
    <style:style style:name="Pie_20_de_20_página_20_Car" style:display-name="Pie de página Car" style:family="text"/>
    <style:style style:name="Título_20_1_20_Car" style:display-name="Título 1 Car" style:family="text">
      <style:text-properties style:font-name="Arial" fo:font-family="Arial" style:font-family-generic="roman" style:font-pitch="variable" fo:font-weight="bold" fo:background-color="#a8d08d" style:font-weight-asian="bold" style:font-name-complex="0" style:font-family-complex="0" style:font-family-generic-complex="system" style:font-pitch-complex="variable" style:font-size-complex="16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3:15:36.147000000</dc:date>
    <meta:editing-duration>PT5M30S</meta:editing-duration>
    <meta:editing-cycles>1</meta:editing-cycles>
    <meta:document-statistic meta:table-count="4" meta:image-count="0" meta:object-count="0" meta:page-count="8" meta:paragraph-count="183" meta:word-count="1323" meta:character-count="6929" meta:non-whitespace-character-count="5727"/>
    <meta:generator>LibreOffice/7.2.1.2$Windows_X86_64 LibreOffice_project/87b77fad49947c1441b67c559c339af8f3517e22</meta:generator>
  </office:meta>
</office:document-meta>
</file>